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WW8Num4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3" style:family="paragraph" style:parent-style-name="Standard" style:list-style-name="WW8Num4">
      <style:paragraph-properties fo:text-align="justify" style:justify-single-word="false"/>
      <style:text-properties fo:font-size="14pt" style:font-size-asian="14pt"/>
    </style:style>
    <style:style style:name="P4" style:family="paragraph" style:parent-style-name="Основной_20_текст_20_2" style:list-style-name="WW8Num3">
      <style:paragraph-properties fo:margin-top="0in" fo:margin-bottom="0in" loext:contextual-spacing="false"/>
    </style:style>
    <style:style style:name="P5" style:family="paragraph" style:parent-style-name="Основной_20_текст_20_2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51pt solid #000000"/>
    </style:style>
    <style:style style:name="P6" style:family="paragraph" style:parent-style-name="Основной_20_текст_20_2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51pt solid #000000"/>
      <style:text-properties fo:language="en" fo:country="US"/>
    </style:style>
    <style:style style:name="P7" style:family="paragraph" style:parent-style-name="Основной_20_текст_20_2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51pt solid #000000"/>
      <style:text-properties fo:font-size="14pt" style:font-size-asian="14pt"/>
    </style:style>
    <style:style style:name="P8" style:family="paragraph" style:parent-style-name="Основной_20_текст_20_2" style:list-style-name="WW8Num4" style:master-page-name="Standard">
      <style:paragraph-properties fo:margin-top="0in" fo:margin-bottom="0in" loext:contextual-spacing="false" style:page-number="auto"/>
    </style:style>
    <style:style style:name="T1" style:family="text">
      <style:text-properties fo:language="en" fo:country="US"/>
    </style:style>
    <style:style style:name="T2" style:family="text">
      <style:text-properties fo:font-size="14pt" style:font-size-asian="14pt"/>
    </style:style>
    <style:style style:name="fr1" style:family="graphic" style:parent-style-name="OLE">
      <style:graphic-properties fo:margin-left="0in" fo:margin-right="0in" style:vertical-pos="middle" style:vertical-rel="text" fo:padding="0.0008in" fo:border="none" draw:ole-draw-aspect="1"/>
    </style:style>
    <style:style style:name="fr2" style:family="graphic" style:parent-style-name="OLE">
      <style:graphic-properties fo:margin-left="0in" fo:margin-right="0in" style:vertical-pos="top" style:vertical-rel="baseline" fo:padding="0.0008in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48155330415451747" text:style-name="WW8Num4">
        <text:list-item>
          <text:p text:style-name="P8">Проверить, можно ли перемножить две матрицы. Если это возможно, то найти произведение.</text:p>
        </text:list-item>
      </text:list>
      <text:p text:style-name="P6"/>
      <text:list xml:id="list133818218902052" text:continue-numbering="true" text:style-name="WW8Num4">
        <text:list-item>
          <text:p text:style-name="P3">Найти решение треугольной системы линейных уравнений</text:p>
        </text:list-item>
      </text:list>
      <text:p text:style-name="P2"><draw:frame draw:style-name="fr1" draw:name="Object1" text:anchor-type="as-char" svg:width="2.6075in" svg:height="1.254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list xml:id="list133819430416075" text:continue-numbering="true" text:style-name="WW8Num4">
        <text:list-item>
          <text:p text:style-name="P3">Дана квадратная матрица. Найти матрицу, обратную ей.</text:p>
        </text:list-item>
      </text:list>
      <text:p text:style-name="P7"/>
      <text:list xml:id="list133819426896102" text:continue-numbering="true" text:style-name="WW8Num4">
        <text:list-item>
          <text:p text:style-name="P1"><text:span text:style-name="T2">По заданным коэффициентам решить систему линейных уравнений </text:span><text:span text:style-name="T2"><draw:frame draw:style-name="fr2" draw:name="Object2" text:anchor-type="as-char" svg:width="1.4374in" svg:height="0.4728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, считая, что ее определитель отличен от 0.</text:span></text:p>
        </text:list-item>
      </text:list>
      <text:p text:style-name="P7"/>
      <text:list xml:id="list1824833059811691034" text:style-name="WW8Num3">
        <text:list-item>
          <text:p text:style-name="P4">Возвести в заданную степень квадратную матрицу.</text:p>
        </text:list-item>
      </text:list>
      <text:p text:style-name="P5"/>
      <text:list xml:id="list133819005101451" text:continue-numbering="true" text:style-name="WW8Num3">
        <text:list-item>
          <text:p text:style-name="P4">Найти скаляр­ное <text:s/>произведение строки с наименьшим элементом матрицы и столбца с наибольшим элементом. Учитывать, что таких элементов может быть несколько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padding-left="0in" fo:padding-right="0in" fo:padding-top="0in" fo:padding-bottom="0.0138in" fo:border-left="none" fo:border-right="none" fo:border-top="none" fo:border-bottom="0.51pt solid #000000"/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сновной_20_текст_20_2" style:display-name="Основной текст 2" style:family="paragraph" style:parent-style-name="Standard">
      <style:paragraph-properties fo:margin-top="0.1665in" fo:margin-bottom="0in" loext:contextual-spacing="false" fo:text-align="justify" style:justify-single-word="false"/>
      <style:text-properties fo:font-size="14pt" style:font-size-asian="14pt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size="14pt" style:font-size-asian="14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format="1" text:start-value="10">
        <style:list-level-properties text:list-level-position-and-space-mode="label-alignment">
          <style:list-level-label-alignment text:label-followed-by="listtab" text:list-tab-stop-position="1.802in" fo:text-indent="-0.4063in" fo:margin-left="1.80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1.802in" fo:text-indent="-0.302in" fo:margin-left="1.802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5.75in" fo:text-indent="-0.1252in" fo:margin-left="5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аны целочисленные координаты трех точек</dc:title>
    <meta:initial-creator>Sakovitch</meta:initial-creator>
    <meta:creation-date>2016-10-17T11:20:00</meta:creation-date>
    <dc:creator>sakovich</dc:creator>
    <dc:date>2016-10-17T11:20:00</dc:date>
    <meta:print-date>1999-10-16T09:58:00</meta:print-date>
    <meta:editing-cycles>2</meta:editing-cycles>
    <meta:editing-duration>PT1M</meta:editing-duration>
    <meta:document-statistic meta:table-count="0" meta:image-count="0" meta:object-count="2" meta:page-count="1" meta:paragraph-count="7" meta:word-count="72" meta:character-count="507" meta:non-whitespace-character-count="446"/>
    <meta:generator>LibreOffice/5.1.4.2$Linux_X86_64 LibreOffice_project/10m0$Build-2</meta:generator>
  </office:meta>
</office:document-meta>
</file>

<file path=Object 1/content.xml><?xml version="1.0" encoding="utf-8"?>
<math xmlns="http://www.w3.org/1998/Math/MathML" display="block">
  <semantics>
    <mrow>
      <mstyle mathsize="12pt">
        <mrow>
          <mo fence="true" stretchy="true">{</mo>
          <mrow>
            <mtable>
              <mtr>
                <mtd>
                  <mrow>
                    <msub>
                      <mi>a</mi>
                      <mstyle mathsize="8pt">
                        <mtext>11</mtext>
                      </mstyle>
                    </msub>
                    <mrow>
                      <msub>
                        <mi>x</mi>
                        <mstyle mathsize="8pt">
                          <mn>1</mn>
                        </mstyle>
                      </msub>
                      <mo stretchy="false">+</mo>
                      <msub>
                        <mi>a</mi>
                        <mstyle mathsize="8pt">
                          <mtext>12</mtext>
                        </mstyle>
                      </msub>
                    </mrow>
                    <mrow>
                      <msub>
                        <mi>x</mi>
                        <mstyle mathsize="8pt">
                          <mn>2</mn>
                        </mstyle>
                      </msub>
                      <mo stretchy="false">+</mo>
                      <msub>
                        <mi>a</mi>
                        <mstyle mathsize="8pt">
                          <mtext>13</mtext>
                        </mstyle>
                      </msub>
                    </mrow>
                    <mrow>
                      <msub>
                        <mi>x</mi>
                        <mstyle mathsize="8pt">
                          <mn>3</mn>
                        </mstyle>
                      </msub>
                      <mo stretchy="false">+</mo>
                      <mo stretchy="false">…</mo>
                      <mo stretchy="false">+</mo>
                      <msub>
                        <mi>a</mi>
                        <mstyle mathsize="8pt">
                          <mrow>
                            <mn>1</mn>
                            <mi>n</mi>
                          </mrow>
                        </mstyle>
                      </msub>
                    </mrow>
                    <mrow>
                      <msub>
                        <mi>x</mi>
                        <mstyle mathsize="8pt">
                          <mi>n</mi>
                        </mstyle>
                      </msub>
                      <mo stretchy="false">=</mo>
                      <msub>
                        <mi>b</mi>
                        <mstyle mathsize="8pt">
                          <mn>1</mn>
                        </mstyle>
                      </msub>
                    </mrow>
                    <mi>;</mi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text>22</mtext>
                      </mstyle>
                    </msub>
                    <mrow>
                      <msub>
                        <mi>x</mi>
                        <mstyle mathsize="8pt">
                          <mn>2</mn>
                        </mstyle>
                      </msub>
                      <mo stretchy="false">+</mo>
                      <msub>
                        <mi>a</mi>
                        <mstyle mathsize="8pt">
                          <mtext>23</mtext>
                        </mstyle>
                      </msub>
                    </mrow>
                    <mrow>
                      <msub>
                        <mi>x</mi>
                        <mstyle mathsize="8pt">
                          <mn>3</mn>
                        </mstyle>
                      </msub>
                      <mo stretchy="false">+</mo>
                      <mo stretchy="false">…</mo>
                      <mo stretchy="false">+</mo>
                      <msub>
                        <mi>a</mi>
                        <mstyle mathsize="8pt">
                          <mrow>
                            <mn>2</mn>
                            <mi>n</mi>
                          </mrow>
                        </mstyle>
                      </msub>
                    </mrow>
                    <mrow>
                      <msub>
                        <mi>x</mi>
                        <mstyle mathsize="8pt">
                          <mi>n</mi>
                        </mstyle>
                      </msub>
                      <mo stretchy="false">=</mo>
                      <msub>
                        <mi>b</mi>
                        <mstyle mathsize="8pt">
                          <mn>2</mn>
                        </mstyle>
                      </msub>
                    </mrow>
                    <mi>;</mi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text>33</mtext>
                      </mstyle>
                    </msub>
                    <mrow>
                      <msub>
                        <mi>x</mi>
                        <mstyle mathsize="8pt">
                          <mn>3</mn>
                        </mstyle>
                      </msub>
                      <mo stretchy="false">+</mo>
                      <mo stretchy="false">…</mo>
                      <mo stretchy="false">+</mo>
                      <msub>
                        <mi>a</mi>
                        <mstyle mathsize="8pt">
                          <mrow>
                            <mn>3</mn>
                            <mi>n</mi>
                          </mrow>
                        </mstyle>
                      </msub>
                    </mrow>
                    <mrow>
                      <msub>
                        <mi>x</mi>
                        <mstyle mathsize="8pt">
                          <mi>n</mi>
                        </mstyle>
                      </msub>
                      <mo stretchy="false">=</mo>
                      <msub>
                        <mi>b</mi>
                        <mstyle mathsize="8pt">
                          <mn>3</mn>
                        </mstyle>
                      </msub>
                    </mrow>
                    <mi>;</mi>
                    <mrow/>
                  </mrow>
                </mtd>
              </mtr>
              <mtr>
                <mtd>
                  <mrow>
                    <mo stretchy="false">…</mo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style mathvariant="italic">
                          <mtext>nn</mtext>
                        </mstyle>
                      </mstyle>
                    </msub>
                    <mrow>
                      <msub>
                        <mi>x</mi>
                        <mstyle mathsize="8pt">
                          <mi>n</mi>
                        </mstyle>
                      </msub>
                      <mo stretchy="false">=</mo>
                      <msub>
                        <mi>b</mi>
                        <mstyle mathsize="8pt">
                          <mi>n</mi>
                        </mstyle>
                      </msub>
                    </mrow>
                    <mi>;</mi>
                  </mrow>
                </mtd>
              </mtr>
            </mtable>
          </mrow>
        </mrow>
      </mstyle>
      <mrow/>
    </mrow>
    <annotation encoding="StarMath 5.0"> size 12{ left lbrace  matrix {
a rSub { size 8{"11"} } x rSub { size 8{1} } +a rSub { size 8{"12"} } x rSub { size 8{2} } +a rSub { size 8{"13"} } x rSub { size 8{3} } + dotslow +a rSub { size 8{1n} } x rSub { size 8{n} } =b rSub { size 8{1} } ; {} ##
a rSub { size 8{"22"} } x rSub { size 8{2} } +a rSub { size 8{"23"} } x rSub { size 8{3} } + dotslow +a rSub { size 8{2n} } x rSub { size 8{n} } =b rSub { size 8{2} } ; {} ##
a rSub { size 8{"33"} } x rSub { size 8{3} } + dotslow +a rSub { size 8{3n} } x rSub { size 8{n} } =b rSub { size 8{3} } ; {} ##
 dotslow  {} ##
a rSub { size 8{ ital "nn"} } x rSub { size 8{n} } =b rSub { size 8{n} } ;
}  right none } {}</annotation>
  </semantics>
</math>
</file>

<file path=Object 2/content.xml><?xml version="1.0" encoding="utf-8"?>
<math xmlns="http://www.w3.org/1998/Math/MathML" display="block">
  <semantics>
    <mrow>
      <mstyle mathsize="12pt">
        <mrow>
          <munderover>
            <mo stretchy="false">∑</mo>
            <mstyle mathsize="8pt">
              <mrow>
                <mi>j</mi>
                <mo stretchy="false">=</mo>
                <mn>1</mn>
              </mrow>
            </mstyle>
            <mstyle mathsize="8pt">
              <mi>n</mi>
            </mstyle>
          </munderover>
          <mrow>
            <msub>
              <mi>A</mi>
              <mstyle mathsize="8pt">
                <mstyle mathvariant="italic">
                  <mtext>ij</mtext>
                </mstyle>
              </mstyle>
            </msub>
            <mrow>
              <msub>
                <mi>x</mi>
                <mstyle mathsize="8pt">
                  <mi>j</mi>
                </mstyle>
              </msub>
              <mo stretchy="false">=</mo>
              <msub>
                <mi>b</mi>
                <mstyle mathsize="8pt">
                  <mi>i</mi>
                </mstyle>
              </msub>
            </mrow>
            <mi>,</mi>
            <mrow>
              <mi>i</mi>
              <mo stretchy="false">=</mo>
              <mover accent="true">
                <mrow>
                  <mn>1,</mn>
                  <mi>n</mi>
                </mrow>
                <mo>¯</mo>
              </mover>
            </mrow>
          </mrow>
        </mrow>
      </mstyle>
      <mrow/>
    </mrow>
    <annotation encoding="StarMath 5.0"> size 12{ Sum cSub { size 8{j=1} }  cSup { size 8{n} }  {A rSub { size 8{ ital "ij"} } x rSub { size 8{j} } =b rSub { size 8{i} } ,i= {overline  {1,n}} } } {}</annotation>
  </semantics>
</math>
</file>